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6bc9" officeooo:paragraph-rsid="000a6bc9"/>
    </style:style>
    <style:style style:name="P2" style:family="paragraph" style:parent-style-name="Standard">
      <style:paragraph-properties fo:text-align="justify" style:justify-single-word="false"/>
      <style:text-properties officeooo:rsid="000a6bc9" officeooo:paragraph-rsid="000a6bc9"/>
    </style:style>
    <style:style style:name="T1" style:family="text">
      <style:text-properties officeooo:rsid="000addf4"/>
    </style:style>
    <style:style style:name="T2" style:family="text">
      <style:text-properties style:text-underline-style="solid" style:text-underline-width="auto" style:text-underline-color="font-color" officeooo:rsid="000ad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nsamientos y propuestas</text:p>
      <text:p text:style-name="P1"/>
      <text:p text:style-name="P2">en cada paso que damos por el mundo de la humildad infinita declaramos lo que somos pero sobre todo lo que queremos aun es mayor a nuestros deseos pues en medio de esta sencillez mundana carecemos de esa hegemonia necesaria para vivir en estos tiempos de infinita molestia que perturba nuestras mentes y nos hace parecer una vil raza sin pensamiento eso de lo que tanto alardeamos pues somos los animales con mayor intelecto pero lo <text:span text:style-name="T1">despreciamos</text:span> en pro de la maldad el egoísmo y la desdicha, actuamos como animales insensibles pero nos hacemos ver como lo mejor en la cadena. Y cual cadena si no la de humillar a los demas y parecer listos en el intento amargo de burlarnos de otros pues somos inteligentes siempre repetimos lo mismo, mi a migo beremis sismpre apoyo rasgos de toda teoria <text:span text:style-name="T1">incesante</text:span> e inconfesa que ronda la tierra hasta ahora entiendo co<text:span text:style-name="T1">m</text:span>o debe ser la vida la vida siendo un fiel cristiano de ascendencia moral y yo un inmoral tocado por la sociedad a la cual me he dedicado a proteger a amar de mil formas dos mi mayor</text:p>
      <text:p text:style-name="P2"><text:tab/><text:span text:style-name="T1">nuestras amargas existencias politicas hacen que seamos cada dia mas ignotrantes de lo que de verdad es tan anhelado y apreciable como el derecho a </text:span><text:span text:style-name="T2">nuestras</text:span><text:span text:style-name="T1"> sobrerania a nuestros talento humano a la dicha de ser hijos de esta patria bella y hermosa que con los dias solo se muestra como el paraiso terrenal de los desdichado civilizados que acabaron con toda su flora y fauna cosa que tenemos en abundanci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28:48.137433834</meta:creation-date>
    <dc:date>2015-12-17T18:03:26.653486964</dc:date>
    <meta:editing-duration>PT4M17S</meta:editing-duration>
    <meta:editing-cycles>2</meta:editing-cycles>
    <meta:generator>LibreOffice/4.1.0.4$Linux_x86 LibreOffice_project/410m0$Build-4</meta:generator>
    <meta:document-statistic meta:table-count="0" meta:image-count="0" meta:object-count="0" meta:page-count="1" meta:paragraph-count="3" meta:word-count="262" meta:character-count="1470" meta:non-whitespace-character-count="1209"/>
  </office:meta>
</office:document-meta>
</file>